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5.564cm" fo:min-width="7.002cm" fo:padding-top="0.178cm" fo:padding-bottom="0.178cm" fo:padding-left="0.303cm" fo:padding-right="0.303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3.306cm" fo:min-width="17.2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48cm" fo:min-width="7.2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59cm" svg:stroke-color="#800000" draw:marker-start-width="0.438cm" draw:marker-end-width="0.438cm" draw:fill="none" draw:textarea-horizontal-align="justify" draw:textarea-vertical-align="top" draw:auto-grow-height="false" fo:min-height="1.624cm" fo:min-width="10.77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800000" draw:marker-start-width="0.438cm" draw:marker-end-width="0.438cm" draw:fill="none" draw:textarea-horizontal-align="justify" draw:textarea-vertical-align="top" draw:auto-grow-height="false" fo:min-height="2.386cm" fo:min-width="9.756cm" fo:padding-top="0.204cm" fo:padding-bottom="0.204cm" fo:padding-left="0.329cm" fo:padding-right="0.32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44cm" fo:min-width="4.104cm"/>
    </style:style>
    <style:style style:name="gr8" style:family="graphic" style:parent-style-name="standard">
      <style:graphic-properties svg:stroke-width="0.159cm" svg:stroke-color="#800000" draw:marker-start-width="0.438cm" draw:marker-end-width="0.438cm" draw:fill="none" draw:textarea-horizontal-align="justify" draw:textarea-vertical-align="top" draw:auto-grow-height="false" fo:min-height="4.672cm" fo:min-width="14.582cm" fo:padding-top="0.204cm" fo:padding-bottom="0.204cm" fo:padding-left="0.329cm" fo:padding-right="0.329cm"/>
    </style:style>
    <style:style style:name="gr9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516cm" fo:min-width="6.217cm" fo:padding-top="0.178cm" fo:padding-bottom="0.178cm" fo:padding-left="0.303cm" fo:padding-right="0.30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11cm" fo:min-width="11.42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top" draw:auto-grow-height="false" fo:min-height="3.708cm" fo:min-width="17.17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642cm" fo:min-width="5.98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draw:marker-start-width="0.359cm" draw:marker-end-width="0.359cm" draw:fill="none" draw:fill-color="#729fcf" draw:textarea-horizontal-align="justify" draw:textarea-vertical-align="top" draw:auto-grow-height="false" fo:min-height="5.994cm" fo:min-width="24.032cm" fo:padding-top="0.178cm" fo:padding-bottom="0.178cm" fo:padding-left="0.303cm" fo:padding-right="0.303cm"/>
    </style:style>
    <style:style style:name="gr15" style:family="graphic" style:parent-style-name="standard">
      <style:graphic-properties draw:textarea-horizontal-align="justify" draw:textarea-vertical-align="middle" draw:auto-grow-height="false" fo:min-height="1.021cm" fo:min-width="0.517cm"/>
    </style:style>
    <style:style style:name="gr16" style:family="graphic" style:parent-style-name="standard">
      <style:graphic-properties svg:stroke-width="0.106cm" svg:stroke-color="#3465a4" draw:marker-start-width="0.359cm" draw:marker-end-width="0.359cm" draw:fill="none" draw:textarea-horizontal-align="justify" draw:textarea-vertical-align="top" draw:auto-grow-height="false" fo:min-height="7.01cm" fo:min-width="23.016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616cm" fo:min-width="7.276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3465a4" draw:marker-start-width="0.359cm" draw:marker-end-width="0.359cm" draw:fill="none" draw:textarea-horizontal-align="justify" draw:textarea-vertical-align="top" draw:auto-grow-height="false" fo:min-height="18.186cm" fo:min-width="23.524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9cm" draw:marker-end-width="0.359cm" draw:fill="solid" draw:fill-color="#ffffff" draw:opacity="100%" draw:opacity-name="" draw:textarea-horizontal-align="justify" draw:textarea-vertical-align="middle" draw:auto-grow-height="false" fo:min-height="4.41cm" fo:min-width="6.111cm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loext:graphic-properties draw:fill="none"/>
      <style:paragraph-properties fo:text-align="center" style:text-autospace="none"/>
      <style:text-properties fo:color="#000000" style:font-name="DejaVu Sans Mono" fo:font-size="9pt" fo:font-style="normal" style:font-name-asian="DejaVu Sans Mono" style:font-size-asian="9pt" style:font-style-asian="normal" style:font-name-complex="DejaVu Sans Mono" style:font-size-complex="9pt" style:font-style-complex="normal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 style:text-autospace="none"/>
      <style:text-properties style:use-window-font-color="true" style:font-name="DejaVu Sans Mono1"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/>
      <style:text-properties style:use-window-font-color="true" style:font-name="DejaVu Sans Mono1" fo:font-size="9pt" style:font-size-asian="9pt" style:font-size-complex="9pt"/>
    </style:style>
    <style:style style:name="P7" style:family="paragraph">
      <loext:graphic-properties draw:fill="none"/>
      <style:paragraph-properties fo:text-align="start"/>
      <style:text-properties style:use-window-font-color="true" style:font-name="DejaVu Sans Mono1" fo:font-size="9pt" fo:font-weight="normal" style:font-size-asian="9pt" style:font-weight-asian="normal" style:font-size-complex="9pt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729fcf"/>
      <style:paragraph-properties fo:text-align="start"/>
      <style:text-properties style:font-name="DejaVu Sans Mono1" fo:font-size="9pt" style:font-size-asian="9pt" style:font-size-complex="9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 draw:opacity="100%"/>
      <style:paragraph-properties fo:text-align="center" style:text-autospace="none"/>
      <style:text-properties fo:color="#000000" style:font-name="DejaVu Sans Mono" fo:font-size="9pt" fo:font-style="normal" style:font-name-asian="DejaVu Sans Mono" style:font-size-asian="9pt" style:font-style-asian="normal" style:font-name-complex="DejaVu Sans Mono" style:font-size-complex="9pt" style:font-style-complex="normal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DejaVu Sans Mono1" fo:font-size="9pt" fo:font-weight="bold" style:font-size-asian="9pt" style:font-weight-asian="bold" style:font-size-complex="9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DejaVu Sans Mono1" fo:font-size="9pt" style:font-size-asian="9pt" style:font-size-complex="9pt"/>
    </style:style>
    <style:style style:name="T6" style:family="text">
      <style:text-properties style:use-window-font-color="true" style:font-name="DejaVu Sans Mono1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DejaVu Sans Mono1"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1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DejaVu Sans Mono" fo:font-size="10pt" fo:font-style="normal" fo:text-shadow="none" style:text-underline-style="none" fo:font-weight="bold" style:letter-kerning="true" style:font-name-asian="DejaVu Sans Mono" style:font-size-asian="10pt" style:font-style-asian="normal" style:font-weight-asian="bold" style:font-name-complex="DejaVu Sa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letter-kerning="true" style:font-name-asian="DejaVu Sans Mono" style:font-size-asian="10pt" style:font-style-asian="normal" style:font-weight-asian="bold" style:font-name-complex="DejaVu Sa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DejaVu Sans Mono1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800000" style:text-outline="false" style:text-line-through-style="none" style:text-line-through-type="none" style:font-name="DejaVu Sans Mono1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b7ed2" style:text-outline="false" style:text-line-through-style="none" style:text-line-through-type="none" style:font-name="DejaVu Sans Mono1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Mono1" fo:font-size="10pt" fo:font-style="normal" fo:text-shadow="none" style:text-underline-style="none" fo:font-weight="bold" style:letter-kerning="true" style:font-name-asian="DejaVu Sans Mono" style:font-size-asian="10pt" style:font-style-asian="normal" style:font-weight-asian="bold" style:font-name-complex="DejaVu Sa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800000" style:font-name="DejaVu Sans Mono1" fo:font-size="9pt" fo:font-weight="bold" style:font-size-asian="9pt" style:font-weight-asian="bold" style:font-size-complex="9pt" style:font-weight-complex="bold"/>
    </style:style>
    <style:style style:name="T19" style:family="text">
      <style:text-properties style:font-name="DejaVu Sans Mono1" fo:font-size="9pt" style:font-size-asian="9pt" style:font-size-complex="9pt"/>
    </style:style>
    <style:style style:name="T20" style:family="text">
      <style:text-properties fo:color="#2b7ed2" style:font-name="DejaVu Sans Mono1" fo:font-size="9pt" style:font-size-asian="9pt" style:font-size-complex="9pt"/>
    </style:style>
    <style:style style:name="T21" style:family="text">
      <style:text-properties fo:color="#2b7ed2" style:font-name="DejaVu Sans Mono1"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variant="normal" fo:text-transform="none" fo:color="#80003f" style:text-outline="false" style:text-line-through-style="none" style:text-line-through-type="none" style:font-name="DejaVu Sans Mono1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" style:font-size-asian="11pt" style:font-style-asian="normal" style:font-weight-asian="normal" style:font-name-complex="DejaVu Sa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" style:font-size-asian="10pt" style:font-style-asian="normal" style:font-weight-asian="normal" style:font-name-complex="DejaVu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ff" style:text-outline="false" style:text-line-through-style="none" style:text-line-through-type="none" style:font-name="DejaVu Sans Mono1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3" draw:id="id3" draw:layer="layout" svg:width="10.16cm" svg:height="7.874cm" svg:x="0.508cm" svg:y="0.508cm">
          <text:p text:style-name="P1"><text:span text:style-name="T1">Input data for learning:</text:span></text:p>
          <text:p text:style-name="P1"><text:span text:style-name="T2">row:0</text:span><text:span text:style-name="T2"><text:tab/></text:span><text:span text:style-name="T2">propertyId</text:span><text:span text:style-name="T2"><text:line-break/></text:span><text:span text:style-name="T2">row:1</text:span><text:span text:style-name="T2"><text:tab/></text:span><text:span text:style-name="T2">longitudeBefore</text:span><text:span text:style-name="T2"><text:line-break/></text:span><text:span text:style-name="T2">row:2</text:span><text:span text:style-name="T2"><text:tab/></text:span><text:span text:style-name="T2">latitudeBefore</text:span><text:span text:style-name="T2"><text:line-break/></text:span><text:span text:style-name="T2">row:3</text:span><text:span text:style-name="T2"><text:tab/></text:span><text:span text:style-name="T2">addressBefore</text:span><text:span text:style-name="T2"><text:line-break/></text:span><text:span text:style-name="T2">row:4</text:span><text:span text:style-name="T2"><text:tab/></text:span><text:span text:style-name="T2">addressBeforeCharLength</text:span><text:span text:style-name="T2"><text:line-break/></text:span><text:span text:style-name="T2">row:5</text:span><text:span text:style-name="T2"><text:tab/></text:span><text:span text:style-name="T2">addressBeforeContainsJalan</text:span><text:span text:style-name="T2"><text:line-break/></text:span><text:span text:style-name="T2">row:6</text:span><text:span text:style-name="T2"><text:tab/></text:span><text:span text:style-name="T2">additionalRegionBefore</text:span><text:span text:style-name="T2"><text:line-break/></text:span><text:span text:style-name="T2">row:7</text:span><text:span text:style-name="T2"><text:tab/></text:span><text:span text:style-name="T2">additionalRegionBeforeCharLength</text:span><text:span text:style-name="T2"><text:line-break/></text:span><text:span text:style-name="T2">row:8</text:span><text:span text:style-name="T2"><text:tab/></text:span><text:span text:style-name="T2">isVenueGrouped</text:span><text:span text:style-name="T2"><text:line-break/></text:span><text:span text:style-name="T2">row:9</text:span><text:span text:style-name="T2"><text:tab/></text:span><text:span text:style-name="T2">userPropertyCount</text:span><text:span text:style-name="T2"><text:line-break/></text:span><text:span text:style-name="T2">row:10</text:span><text:span text:style-name="T2"><text:tab/></text:span><text:span text:style-name="T2">userWrongProperty</text:span><text:span text:style-name="T2"><text:line-break/></text:span><text:span text:style-name="T2">row:11</text:span><text:span text:style-name="T2"><text:tab/></text:span><text:span text:style-name="T2">userReviewedProperty</text:span><text:span text:style-name="T2"><text:line-break/></text:span><text:span text:style-name="T2">row:12</text:span><text:span text:style-name="T2"><text:tab/></text:span><text:span text:style-name="T2">userCheckedProperty</text:span><text:span text:style-name="T2"><text:line-break/></text:span><text:span text:style-name="T2">row:13</text:span><text:span text:style-name="T2"><text:tab/></text:span><text:span text:style-name="T2">longitudeAfter</text:span><text:span text:style-name="T2"><text:line-break/></text:span><text:span text:style-name="T2">row:14</text:span><text:span text:style-name="T2"><text:tab/></text:span><text:span text:style-name="T2">latitudeAfter</text:span><text:span text:style-name="T2"><text:line-break/></text:span><text:span text:style-name="T2">row:15</text:span><text:span text:style-name="T2"><text:tab/></text:span><text:span text:style-name="T2">addressAfter</text:span><text:span text:style-name="T2"><text:line-break/></text:span><text:span text:style-name="T2">row:16</text:span><text:span text:style-name="T2"><text:tab/></text:span><text:span text:style-name="T2">addressAfterCharLength</text:span><text:span text:style-name="T2"><text:line-break/></text:span><text:span text:style-name="T2">row:17</text:span><text:span text:style-name="T2"><text:tab/></text:span><text:span text:style-name="T2">addressAfterContainsJalan</text:span><text:span text:style-name="T2"><text:line-break/></text:span><text:span text:style-name="T2">row:18</text:span><text:span text:style-name="T2"><text:tab/></text:span><text:span text:style-name="T2">additionalRegionAfter</text:span><text:span text:style-name="T2"><text:line-break/></text:span><text:span text:style-name="T2">row:19</text:span><text:span text:style-name="T2"><text:tab/></text:span><text:span text:style-name="T2">additionalRegionAfterCharLength</text:span></text:p>
          <draw:enhanced-geometry svg:viewBox="0 0 21600 21600" draw:glue-points="?f6 0 10800 ?f8 ?f11 10800 ?f9 21600 10800 ?f10 ?f5 10800" draw:text-areas="?f3 ?f3 ?f4 ?f4" draw:type="parallelogram" draw:modifiers="2584.564680032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2" draw:id="id2" draw:layer="layout" svg:width="17.78cm" svg:height="3.556cm" svg:x="11.684cm" svg:y="4.826cm">
          <text:p text:style-name="P1"><text:span text:style-name="T3">Process blacklist database</text:span></text:p>
          <text:p text:style-name="P1"><text:span text:style-name="T4">def build_location_blacklist(blacklist_filename, </text:span><text:span text:style-name="T4">cklist_object_filename):</text:span></text:p>
          <text:p text:style-name="P1"><text:span text:style-name="T4"><text:s text:c="4"/></text:span><text:span text:style-name="T4">location_blacklist = </text:span><text:span text:style-name="T4">preprocessor.LocationBlacklist() <text:s text:c="2"/></text:span><text:span text:style-name="T4"><text:tab/></text:span><text:span text:style-name="T4">#create </text:span><text:span text:style-name="T4">blacklist objec</text:span></text:p>
          <text:p text:style-name="P1"><text:span text:style-name="T4"><text:s text:c="4"/></text:span><text:span text:style-name="T4">location_blacklist.process_file(blacklist_filename)</text:span><text:span text:style-name="T4"><text:tab/></text:span><text:span text:style-name="T4"><text:tab/></text:span><text:span text:style-name="T4">#read from csv file</text:span></text:p>
          <text:p text:style-name="P1"><text:span text:style-name="T4"><text:s text:c="4"/></text:span><text:span text:style-name="T4">location_blacklist.write_to_file(blacklist_object_filen</text:span><text:span text:style-name="T4">ame)</text:span><text:span text:style-name="T4"><text:tab/></text:span><text:span text:style-name="T4">#save to pickle</text:span></text:p>
          <text:p text:style-name="P1"><text:span text:style-name="T4"/></text:p>
          <text:p text:style-name="P1"><text:span text:style-name="T4">def load_location_blacklist(blacklist_object_filename):</text:span></text:p>
          <text:p text:style-name="P1"><text:span text:style-name="T4"><text:s text:c="4"/></text:span><text:span text:style-name="T4">location_blacklist = </text:span><text:span text:style-name="T4">preprocessor.LocationBlacklist.load_from_file(blacklist</text:span><text:span text:style-name="T4">_object_filename)</text:span></text:p>
          <text:p text:style-name="P1"><text:span text:style-name="T4"><text:s text:c="4"/></text:span><text:span text:style-name="T4">return location_blacklist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9.906cm" svg:height="1.778cm" svg:x="10.668cm" svg:y="0.508cm">
          <text:p text:style-name="P1"><text:span text:style-name="T1">Input Data for blacklisted locations:</text:span></text:p>
          <text:p text:style-name="P1"><text:span text:style-name="T2">Row:0 = longitude</text:span><text:span text:style-name="T2"><text:line-break/></text:span><text:span text:style-name="T2">row:1 = latitude</text:span><text:span text:style-name="T2"><text:line-break/></text:span><text:span text:style-name="T2">row:3 = index, 0 = whitelist, 2 = blacklist</text:span></text:p>
          <draw:enhanced-geometry svg:viewBox="0 0 21600 21600" draw:glue-points="?f6 0 10800 ?f8 ?f11 10800 ?f9 21600 10800 ?f10 ?f5 10800" draw:text-areas="?f3 ?f3 ?f4 ?f4" draw:type="parallelogram" draw:modifiers="1345.981757081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5.621cm" svg:y1="2.286cm" svg:x2="20.574cm" svg:y2="4.826cm" draw:start-shape="id1" draw:start-glue-point="8" draw:end-shape="id2" svg:d="M15621 2286v1271h4953v1269" svg:viewBox="0 0 4954 2541">
          <text:p/>
        </draw:connector>
        <draw:custom-shape draw:style-name="gr5" draw:text-style-name="P6" xml:id="id4" draw:id="id4" draw:layer="layout" svg:width="11.43cm" svg:height="2.032cm" svg:x="10.668cm" svg:y="16.764cm">
          <text:p text:style-name="P3"><text:span text:style-name="T6">Process learning data</text:span></text:p>
          <text:p text:style-name="P1"><text:span text:style-name="T4">data_preprocessor = ssorLearning(location_blacklist)</text:span><text:span text:style-name="T4"><text:line-break/></text:span><text:span text:style-name="T4">data_preprocessor.process_file("learning_data.tsv")</text:span><text:span text:style-name="T4"><text:line-break/></text:span><text:span text:style-name="T4">x, y = data_preprocessor.get_data()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061cm" svg:y1="4.445cm" svg:x2="10.668cm" svg:y2="17.78cm" draw:start-shape="id3" draw:start-glue-point="6" draw:end-shape="id4" draw:end-glue-point="3" svg:d="M10061 4445h1161v8115h-1134v5220h580" svg:viewBox="0 0 1162 13336">
          <text:p/>
        </draw:connector>
        <draw:connector draw:style-name="gr4" draw:text-style-name="P5" draw:layer="layout" svg:x1="20.574cm" svg:y1="8.382cm" svg:x2="16.383cm" svg:y2="16.764cm" draw:start-shape="id2" draw:start-glue-point="2" draw:end-shape="id4" draw:end-glue-point="0" svg:d="M20574 8382v4152h-4191v4230" svg:viewBox="0 0 4192 8383">
          <text:p/>
        </draw:connector>
        <draw:custom-shape draw:style-name="gr6" draw:text-style-name="P7" xml:id="id5" draw:id="id5" draw:layer="layout" svg:width="10.414cm" svg:height="2.794cm" svg:x="13.208cm" svg:y="13.716cm">
          <text:p text:style-name="P3"><text:span text:style-name="T6">Learning model with Logistic </text:span><text:span text:style-name="T6">Regression</text:span></text:p>
          <text:p text:style-name="P1"><text:span text:style-name="T4">logregl1 = </text:span><text:span text:style-name="T4">LogRegL1(residual_eps=RESIDUAL_EPS,</text:span><text:span text:style-name="T4"><text:line-break/></text:span><text:span text:style-name="T4"> <text:s text:c="19"/>l1_penalty=L1_PENALTY,</text:span><text:span text:style-name="T4"><text:line-break/></text:span><text:span text:style-name="T4"> <text:s text:c="19"/></text:span><text:span text:style-name="T4">learning_rate=LEARNING_RATE,</text:span><text:span text:style-name="T4"><text:line-break/></text:span><text:span text:style-name="T4"> <text:s text:c="19"/>max_iter=MAX_ITER)</text:span></text:p>
          <text:p text:style-name="P1"><text:span text:style-name="T4">logregl1.train(x, y, print_loss=</text:span><text:span text:style-name="T7">True</text:span><text:span text:style-name="T4">)</text:span></text:p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6.383cm" svg:y1="18.796cm" svg:x2="18.415cm" svg:y2="13.716cm" draw:start-shape="id4" draw:start-glue-point="2" draw:end-shape="id5" draw:end-glue-point="0" svg:d="M16383 18796v580h7819v-6240h-5787v580" svg:viewBox="0 0 7820 6241">
          <text:p/>
        </draw:connector>
        <draw:custom-shape draw:style-name="gr7" draw:text-style-name="P2" xml:id="id6" draw:id="id6" draw:layer="layout" svg:width="6.604cm" svg:height="2.286cm" svg:x="6.604cm" svg:y="9.144cm">
          <text:p text:style-name="P1"><text:span text:style-name="T1">Input parameters for </text:span></text:p>
          <text:p text:style-name="P1"><text:span text:style-name="T1">logistic regression:</text:span></text:p>
          <text:p text:style-name="P1"><text:span text:style-name="T9">RESIDUAL_EPS = 1.0e-5</text:span><text:span text:style-name="T9"><text:line-break/></text:span><text:span text:style-name="T4">L1_PENALTY = 1.0e-3</text:span><text:span text:style-name="T4"><text:line-break/></text:span><text:span text:style-name="T4">LEARNING_RATE = 1.0e-1</text:span><text:span text:style-name="T9"><text:line-break/></text:span><text:span text:style-name="T9">MAX_ITER = 2E5 </text:span></text:p>
          <draw:enhanced-geometry svg:viewBox="0 0 21600 21600" draw:glue-points="?f6 0 10800 ?f8 ?f11 10800 ?f9 21600 10800 ?f10 ?f5 10800" draw:text-areas="?f3 ?f3 ?f4 ?f4" draw:type="parallelogram" draw:modifiers="3651.510333863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2.65cm" svg:y1="10.287cm" svg:x2="13.208cm" svg:y2="15.113cm" draw:start-shape="id6" draw:start-glue-point="6" draw:end-shape="id5" draw:end-glue-point="3" svg:d="M12650 10287h1060v2247h-1082v2579h580" svg:viewBox="0 0 1083 4827">
          <text:p/>
        </draw:connector>
        <draw:custom-shape draw:style-name="gr8" draw:text-style-name="P7" xml:id="id7" draw:id="id7" draw:layer="layout" svg:width="15.24cm" svg:height="5.08cm" svg:x="11.43cm" svg:y="7.874cm">
          <text:p text:style-name="P3"><text:span text:style-name="T6">predict with Logistic Regression</text:span></text:p>
          <text:p text:style-name="P1"><text:span text:style-name="T4">data_preprocessor2 = PreProcessorLine(location_blacklist)</text:span><text:span text:style-name="T4"><text:line-break/></text:span><text:span text:style-name="T4">property_id, x2 = data_preprocessor2.process_file("to_predict_data.tsv")</text:span></text:p>
          <text:p text:style-name="P1"><text:span text:style-name="T4"/></text:p>
          <text:p><text:span text:style-name="T9">label_out = ["Correct", "Incorrect"]</text:span></text:p>
          <text:p text:style-name="P1"><text:span text:style-name="T7">for </text:span><text:span text:style-name="T4">i, x_i </text:span><text:span text:style-name="T7">in </text:span><text:span text:style-name="T4">enumerate(x2):</text:span></text:p>
          <text:p><text:span text:style-name="T10"><text:s text:c="4"/></text:span><text:span text:style-name="T10">oversized_bbox = bbox_oversize_predictor(NE_coordinate, SW_coordinate)</text:span></text:p>
          <text:p><text:span text:style-name="T4"><text:s text:c="4"/></text:span><text:span text:style-name="T4">If oversized_bbox:</text:span></text:p>
          <text:p><text:span text:style-name="T4"><text:tab/></text:span><text:span text:style-name="T4">print “Inccorect Listing data”</text:span></text:p>
          <text:p text:style-name="P1"><text:span text:style-name="T4"><text:s text:c="4"/></text:span><text:span text:style-name="T4">Else :</text:span><text:span text:style-name="T4"><text:line-break/></text:span><text:span text:style-name="T4"> <text:s text:c="3"/></text:span><text:span text:style-name="T4"><text:tab/></text:span><text:span text:style-name="T4">label_i, probability_i = logregl1.predict(x_i)</text:span><text:span text:style-name="T4"><text:line-break/></text:span><text:span text:style-name="T4"> <text:s text:c="3"/></text:span><text:span text:style-name="T4"><text:tab/></text:span><text:span text:style-name="T4">print label_out[label_i]]</text:span><text:span text:style-name="T4"><text:line-break/></text:span><text:span text:style-name="T4"/></text:p>
          <text:p text:style-name="P3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8" draw:id="id8" draw:layer="layout" svg:width="8.591cm" svg:height="6.096cm" svg:x="0.807cm" svg:y="11.684cm">
          <text:p text:style-name="P1"><text:span text:style-name="T1">Input data for predict:</text:span></text:p>
          <text:p text:style-name="P1"><text:span text:style-name="T2">row:0</text:span><text:span text:style-name="T2"><text:tab/></text:span><text:span text:style-name="T2">propertyId</text:span><text:span text:style-name="T2"><text:line-break/></text:span><text:span text:style-name="T2">row:1</text:span><text:span text:style-name="T2"><text:tab/></text:span><text:span text:style-name="T2">longitudeBefore</text:span><text:span text:style-name="T2"><text:line-break/></text:span><text:span text:style-name="T2">row:2</text:span><text:span text:style-name="T2"><text:tab/></text:span><text:span text:style-name="T2">latitudeBefore</text:span><text:span text:style-name="T2"><text:line-break/></text:span><text:span text:style-name="T2">row:3</text:span><text:span text:style-name="T2"><text:tab/></text:span><text:span text:style-name="T2">addressBefore</text:span><text:span text:style-name="T2"><text:line-break/></text:span><text:span text:style-name="T2">row:4</text:span><text:span text:style-name="T2"><text:tab/></text:span><text:span text:style-name="T2">addressBeforeCharLength</text:span><text:span text:style-name="T2"><text:line-break/></text:span><text:span text:style-name="T2">row:5</text:span><text:span text:style-name="T2"><text:tab/></text:span><text:span text:style-name="T2">addressBeforeContainsJalan</text:span><text:span text:style-name="T2"><text:line-break/></text:span><text:span text:style-name="T2">row:6</text:span><text:span text:style-name="T2"><text:tab/></text:span><text:span text:style-name="T2">additionalRegionBefore</text:span><text:span text:style-name="T2"><text:line-break/></text:span><text:span text:style-name="T2">row:7</text:span><text:span text:style-name="T2"><text:tab/></text:span><text:span text:style-name="T2">additionalRegionBeforeCharLength</text:span><text:span text:style-name="T2"><text:line-break/></text:span><text:span text:style-name="T2">row:8</text:span><text:span text:style-name="T2"><text:tab/></text:span><text:span text:style-name="T2">isVenueGrouped</text:span><text:span text:style-name="T2"><text:line-break/></text:span><text:span text:style-name="T2">row:9</text:span><text:span text:style-name="T2"><text:tab/></text:span><text:span text:style-name="T2">userPropertyCount</text:span><text:span text:style-name="T2"><text:line-break/></text:span><text:span text:style-name="T2">row:10</text:span><text:span text:style-name="T2"><text:tab/></text:span><text:span text:style-name="T2">userWrongProperty</text:span><text:span text:style-name="T2"><text:line-break/></text:span><text:span text:style-name="T2">row:11</text:span><text:span text:style-name="T2"><text:tab/></text:span><text:span text:style-name="T2">userReviewedProperty</text:span><text:span text:style-name="T2"><text:line-break/></text:span><text:span text:style-name="T2">row:12</text:span><text:span text:style-name="T2"><text:tab/></text:span><text:span text:style-name="T2">userCheckedProperty</text:span></text:p>
          <text:p text:style-name="P1"><text:span text:style-name="T11">Row:13 NE_boundingboxBefore</text:span><text:span text:style-name="T11"><text:line-break/></text:span><text:span text:style-name="T11">row:14 SW_boundingboxBefore</text:span></text:p>
          <draw:enhanced-geometry svg:viewBox="0 0 21600 21600" draw:glue-points="?f6 0 10800 ?f8 ?f11 10800 ?f9 21600 10800 ?f10 ?f5 10800" draw:text-areas="?f3 ?f3 ?f4 ?f4" draw:type="parallelogram" draw:modifiers="1454.244473604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8.415cm" svg:y1="16.51cm" svg:x2="19.05cm" svg:y2="7.874cm" draw:start-shape="id5" draw:start-glue-point="2" draw:end-shape="id7" draw:end-glue-point="0" svg:d="M18415 16510v580h-7565v-9796h8200v580" svg:viewBox="0 0 8201 9797">
          <text:p/>
        </draw:connector>
        <draw:connector draw:style-name="gr4" draw:text-style-name="P5" draw:layer="layout" svg:x1="9.109cm" svg:y1="14.732cm" svg:x2="11.43cm" svg:y2="10.414cm" draw:start-shape="id8" draw:start-glue-point="6" draw:end-shape="id7" draw:end-glue-point="3" svg:d="M9109 14732h1292v-4318h1029" svg:viewBox="0 0 2322 4319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1" draw:text-style-name="P2" xml:id="id12" draw:id="id12" draw:layer="layout" svg:width="14.986cm" svg:height="4.318cm" svg:x="0.762cm" svg:y="5.08cm">
          <text:p text:style-name="P1"><text:span text:style-name="T12">Input feature data for learning:</text:span></text:p>
          <text:p text:style-name="P1"><text:span text:style-name="T2">row:0</text:span><text:span text:style-name="T2"><text:tab/></text:span><text:span text:style-name="T2">propertyId</text:span><text:span text:style-name="T2"><text:tab/></text:span><text:span text:style-name="T2"><text:tab/></text:span><text:span text:style-name="T2"><text:tab/></text:span><text:span text:style-name="T2">row:1</text:span><text:span text:style-name="T2"><text:tab/></text:span><text:span text:style-name="T2">longitudeBefore</text:span><text:span text:style-name="T2"><text:line-break/></text:span><text:span text:style-name="T2">row:2</text:span><text:span text:style-name="T2"><text:tab/></text:span><text:span text:style-name="T2">latitudeBefore</text:span><text:span text:style-name="T2"><text:tab/></text:span><text:span text:style-name="T2"><text:tab/></text:span><text:span text:style-name="T2">row:3</text:span><text:span text:style-name="T2"><text:tab/></text:span><text:span text:style-name="T2">addressBefore</text:span><text:span text:style-name="T2"><text:line-break/></text:span><text:span text:style-name="T2">row:4</text:span><text:span text:style-name="T2"><text:tab/></text:span><text:span text:style-name="T2">addressBeforeCharLength</text:span><text:span text:style-name="T2"><text:tab/></text:span><text:span text:style-name="T2">row:5</text:span><text:span text:style-name="T2"><text:tab/></text:span><text:span text:style-name="T2">addressBeforeContainsJalan</text:span><text:span text:style-name="T2"><text:line-break/></text:span><text:span text:style-name="T2">row:6</text:span><text:span text:style-name="T2"><text:tab/></text:span><text:span text:style-name="T2">additionalRegionBefore</text:span><text:span text:style-name="T2"><text:tab/></text:span><text:span text:style-name="T2">row:7</text:span><text:span text:style-name="T2"><text:tab/></text:span><text:span text:style-name="T2">additionalRegionBeforeCharLength</text:span><text:span text:style-name="T2"><text:line-break/></text:span><text:span text:style-name="T2">row:8</text:span><text:span text:style-name="T2"><text:tab/></text:span><text:span text:style-name="T2">isVenueGrouped</text:span><text:span text:style-name="T2"><text:tab/></text:span><text:span text:style-name="T2"><text:tab/></text:span><text:span text:style-name="T2">row:9</text:span><text:span text:style-name="T2"><text:tab/></text:span><text:span text:style-name="T2">userPropertyCount</text:span><text:span text:style-name="T2"><text:line-break/></text:span><text:span text:style-name="T2">row:10</text:span><text:span text:style-name="T2"><text:tab/></text:span><text:span text:style-name="T2">userWrongProperty</text:span><text:span text:style-name="T2"><text:tab/></text:span><text:span text:style-name="T2"><text:tab/></text:span><text:span text:style-name="T2">row:11</text:span><text:span text:style-name="T2"><text:tab/></text:span><text:span text:style-name="T2">userReviewedProperty</text:span><text:span text:style-name="T2"><text:line-break/></text:span><text:span text:style-name="T2">row:12</text:span><text:span text:style-name="T2"><text:tab/></text:span><text:span text:style-name="T2">userCheckedProperty</text:span><text:span text:style-name="T2"><text:tab/></text:span><text:span text:style-name="T2"><text:tab/></text:span><text:span text:style-name="T2">row:13</text:span><text:span text:style-name="T2"><text:tab/></text:span><text:span text:style-name="T2">longitudeAfter</text:span><text:span text:style-name="T2"><text:line-break/></text:span><text:span text:style-name="T2">row:14</text:span><text:span text:style-name="T2"><text:tab/></text:span><text:span text:style-name="T2">latitudeAfter</text:span><text:span text:style-name="T2"><text:tab/></text:span><text:span text:style-name="T2"><text:tab/></text:span><text:span text:style-name="T2"><text:tab/></text:span><text:span text:style-name="T2">row:15</text:span><text:span text:style-name="T2"><text:tab/></text:span><text:span text:style-name="T2">addressAfter</text:span><text:span text:style-name="T2"><text:line-break/></text:span><text:span text:style-name="T2">row:16</text:span><text:span text:style-name="T2"><text:tab/></text:span><text:span text:style-name="T2">addressAfterCharLength</text:span><text:span text:style-name="T2"><text:tab/></text:span><text:span text:style-name="T2">row:17</text:span><text:span text:style-name="T2"><text:tab/></text:span><text:span text:style-name="T2">addressAfterContainsJalan</text:span><text:span text:style-name="T2"><text:line-break/></text:span><text:span text:style-name="T2">row:18</text:span><text:span text:style-name="T2"><text:tab/></text:span><text:span text:style-name="T2">additionalRegionAfter</text:span><text:span text:style-name="T2"><text:tab/></text:span><text:span text:style-name="T2">row:19</text:span><text:span text:style-name="T2"><text:tab/></text:span><text:span text:style-name="T2">additionalRegionAfterCharLength</text:span></text:p>
          <draw:enhanced-geometry svg:viewBox="0 0 21600 21600" draw:glue-points="?f6 0 10800 ?f8 ?f11 10800 ?f9 21600 10800 ?f10 ?f5 10800" draw:text-areas="?f3 ?f3 ?f4 ?f4" draw:type="parallelogram" draw:modifiers="922.3994128244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4" xml:id="id10" draw:id="id10" draw:layer="layout" svg:width="17.78cm" svg:height="4.064cm" svg:x="9.398cm" svg:y="0.508cm">
          <text:p text:style-name="P1"><text:span text:style-name="T13">Create database of blacklisted </text:span><text:span text:style-name="T13">location </text:span></text:p>
          <text:p text:style-name="P1"><text:span text:style-name="T13">(in learner.py)</text:span></text:p>
          <text:p text:style-name="P1"><text:span text:style-name="T14">def </text:span><text:span text:style-name="T14">build_location_blacklist(blacklist_fil</text:span><text:span text:style-name="T14">ename, blacklist_object_filename):</text:span></text:p>
          <text:p text:style-name="P1"><text:span text:style-name="T4"><text:s text:c="4"/></text:span><text:span text:style-name="T4">location_blacklist = </text:span><text:span text:style-name="T4">preprocessor.LocationBlacklist() <text:s text:c="2"/></text:span><text:span text:style-name="T4"><text:tab/></text:span><text:span text:style-name="T15">#create blacklist object</text:span></text:p>
          <text:p text:style-name="P1"><text:span text:style-name="T4"><text:s text:c="4"/></text:span><text:span text:style-name="T4">location_blacklist.process_file(blackl</text:span><text:span text:style-name="T4">ist_filename)</text:span><text:span text:style-name="T4"><text:tab/></text:span><text:span text:style-name="T4"><text:tab/></text:span><text:span text:style-name="T15">#read from csv </text:span><text:span text:style-name="T15">file</text:span></text:p>
          <text:p text:style-name="P1"><text:span text:style-name="T4"><text:s text:c="4"/></text:span><text:span text:style-name="T4">location_blacklist.write_to_file(black</text:span><text:span text:style-name="T4">list_object_filename)</text:span><text:span text:style-name="T4"><text:tab/></text:span><text:span text:style-name="T15">#save to </text:span><text:span text:style-name="T15">pickle</text:span></text:p>
          <text:p text:style-name="P1"><text:span text:style-name="T16"/></text:p>
          <text:p text:style-name="P1"><text:span text:style-name="T16">(in main.py)</text:span></text:p>
          <text:p text:style-name="P1"><text:span text:style-name="T9">learner.build_location_blacklist("prop</text:span><text:span text:style-name="T9">erty_blacklist.csv", </text:span><text:span text:style-name="T9">"location_blacklist.p")</text:span></text:p>
          <text:p text:style-name="P1"><text:span text:style-name="T9"/></text:p>
          <text:p text:style-name="P1"><text:span text:style-name="T4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8.382cm" svg:height="2.54cm" svg:x="0.254cm" svg:y="1.27cm">
          <text:p text:style-name="P1"><text:span text:style-name="T12">Input Data for </text:span></text:p>
          <text:p text:style-name="P1"><text:span text:style-name="T12">blacklisted locations:</text:span></text:p>
          <text:p text:style-name="P1"><text:span text:style-name="T2">Row:0 = longitude</text:span><text:span text:style-name="T2"><text:line-break/></text:span><text:span text:style-name="T2">row:1 = latitude</text:span><text:span text:style-name="T2"><text:line-break/></text:span><text:span text:style-name="T2">row:3 = index, 0=whitelist, 2=blacklist</text:span></text:p>
          <draw:enhanced-geometry svg:viewBox="0 0 21600 21600" draw:glue-points="?f6 0 10800 ?f8 ?f11 10800 ?f9 21600 10800 ?f10 ?f5 10800" draw:text-areas="?f3 ?f3 ?f4 ?f4" draw:type="parallelogram" draw:modifiers="1345.981757081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8.375cm" svg:y1="2.54cm" svg:x2="9.398cm" svg:y2="2.54cm" draw:start-shape="id9" draw:start-glue-point="6" draw:end-shape="id10" draw:end-glue-point="3" svg:d="M8375 2540h1023" svg:viewBox="0 0 1024 1">
          <text:p/>
        </draw:connector>
        <draw:connector draw:style-name="gr4" draw:text-style-name="P5" draw:layer="layout" draw:line-skew="2.286cm" svg:x1="18.288cm" svg:y1="4.572cm" svg:x2="14.351cm" svg:y2="10.668cm" draw:start-shape="id10" draw:start-glue-point="2" draw:end-shape="id11" draw:end-glue-point="0" svg:d="M18288 4572v5334h-3937v762" svg:viewBox="0 0 3938 6097">
          <text:p/>
        </draw:connector>
        <draw:custom-shape draw:style-name="gr14" draw:text-style-name="P9" xml:id="id11" draw:id="id11" draw:layer="layout" svg:width="24.638cm" svg:height="6.35cm" svg:x="2.032cm" svg:y="10.668cm">
          <text:p text:style-name="P3"><text:span text:style-name="T17">Pre-processes the learning data </text:span></text:p>
          <text:p text:style-name="P3"><text:span text:style-name="T17">(in learner.py)</text:span></text:p>
          <text:p text:style-name="P1"><text:span text:style-name="T14">def load_location_blacklist(blacklist_object_filename):</text:span></text:p>
          <text:p text:style-name="P1"><text:span text:style-name="T9"><text:s text:c="4"/></text:span><text:span text:style-name="T9">location_blacklist_object = preprocessor.LocationBlacklist.load_from_file(blacklist_object_filename) </text:span><text:span text:style-name="T9"><text:tab/></text:span><text:span text:style-name="T15">#load from pickle</text:span></text:p>
          <text:p text:style-name="P1"><text:span text:style-name="T9"><text:s text:c="4"/></text:span><text:span text:style-name="T9">return location_blacklist_object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5">#return the object</text:span></text:p>
          <text:p text:style-name="P3"><text:span text:style-name="T18"/></text:p>
          <text:p text:style-name="P3"><text:span text:style-name="T18">def build_learning_data(features_data_filename, location_blacklist_object):</text:span></text:p>
          <text:p text:style-name="P3"><text:span text:style-name="T19"><text:s text:c="4"/></text:span><text:span text:style-name="T19">data_preprocessor = preprocessor.PreprocessorLearning() <text:s text:c="13"/></text:span><text:span text:style-name="T19"><text:tab/></text:span><text:span text:style-name="T20">#create object for preprocessing feature data</text:span></text:p>
          <text:p text:style-name="P3"><text:span text:style-name="T19"><text:s text:c="4"/></text:span><text:span text:style-name="T19">data_preprocessor.load_location_blacklist(location_blacklist_object)</text:span><text:span text:style-name="T19"><text:tab/></text:span><text:span text:style-name="T20">#load location blacklist object</text:span></text:p>
          <text:p text:style-name="P3"><text:span text:style-name="T19"><text:s text:c="4"/></text:span><text:span text:style-name="T19">data_preprocessor.process_file(features_data_filename) <text:s text:c="2"/></text:span><text:span text:style-name="T19"><text:tab/></text:span><text:span text:style-name="T19"><text:tab/></text:span><text:span text:style-name="T20">#preprocessing feature data </text:span></text:p>
          <text:p text:style-name="P3"><text:span text:style-name="T19"><text:s text:c="4"/></text:span><text:span text:style-name="T19">x, y = data_preprocessor.get_data()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#get features and label for learning</text:span></text:p>
          <text:p text:style-name="P3"><text:span text:style-name="T19"><text:s text:c="4"/></text:span><text:span text:style-name="T19">return x, y</text:span></text:p>
          <text:p text:style-name="P3"><text:span text:style-name="T19"/></text:p>
          <text:p text:style-name="P1"><text:span text:style-name="T16">(in main.py)</text:span></text:p>
          <text:p text:style-name="P1"><text:span text:style-name="T9">location_blacklist = learner.load_location_blacklist("location_blacklist.p")</text:span></text:p>
          <text:p text:style-name="P1"><text:span text:style-name="T9">x, y = learner.build_learning_data("data_reorganized.tsv",location_blacklist)</text:span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.082cm" svg:y1="7.239cm" svg:x2="2.032cm" svg:y2="13.843cm" draw:start-shape="id12" draw:start-glue-point="9" draw:end-shape="id11" draw:end-glue-point="3" svg:d="M1082 7239h-873v6604h1823" svg:viewBox="0 0 1824 6605">
          <text:p/>
        </draw:connector>
        <draw:custom-shape draw:style-name="gr15" draw:text-style-name="P10" xml:id="id13" draw:id="id13" draw:layer="layout" svg:width="1.016cm" svg:height="1.27cm" draw:transform="rotate (-1.5707963267949) translate (14.986cm 18.542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4.351cm" svg:y1="17.018cm" svg:x2="14.351cm" svg:y2="18.542cm" draw:start-shape="id11" draw:start-glue-point="2" draw:end-shape="id13" draw:end-glue-point="3" svg:d="M14351 17018v1524" svg:viewBox="0 0 1 1525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5" draw:text-style-name="P10" xml:id="id14" draw:id="id14" draw:layer="layout" svg:width="1.016cm" svg:height="1.27cm" draw:transform="rotate (-1.5707963267949) translate (14.732cm 0.534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7" xml:id="id15" draw:id="id15" draw:layer="layout" svg:width="23.622cm" svg:height="7.366cm" svg:x="2.286cm" svg:y="5.334cm">
          <text:p text:style-name="P3"><text:span text:style-name="T13">Learning model with Logistic Regression </text:span></text:p>
          <text:p text:style-name="P3"><text:span text:style-name="T13">(in learner.py)</text:span></text:p>
          <text:p text:style-name="P1"><text:span text:style-name="T14">def build_model(x, y, train_ratio, learning_model_object_filename, print_loss=False, print_loss_interval=500):</text:span></text:p>
          <text:p text:style-name="P1"><text:span text:style-name="T4"><text:s text:c="4"/></text:span><text:span text:style-name="T4">ndata = y.shape[0]</text:span></text:p>
          <text:p text:style-name="P1"><text:span text:style-name="T4"><text:s text:c="4"/></text:span><text:span text:style-name="T4">train = int(train_ratio * ndata)</text:span></text:p>
          <text:p text:style-name="P1"><text:span text:style-name="T4"/></text:p>
          <text:p text:style-name="P1"><text:span text:style-name="T4"><text:s text:c="4"/></text:span><text:span text:style-name="T4">x_train = x[0:train]</text:span></text:p>
          <text:p text:style-name="P1"><text:span text:style-name="T4"><text:s text:c="4"/></text:span><text:span text:style-name="T4">y_train = y[0:train]</text:span></text:p>
          <text:p text:style-name="P1"><text:span text:style-name="T4"/></text:p>
          <text:p text:style-name="P1"><text:span text:style-name="T4"><text:s text:c="4"/></text:span><text:span text:style-name="T4">learning_model = logistic_regression.LogRegL1(residual_eps=RESIDUAL_EPS, </text:span><text:span text:style-name="T4"><text:tab/></text:span><text:span text:style-name="T4"><text:tab/></text:span><text:span text:style-name="T15">#create object of learning model</text:span></text:p>
          <text:p text:style-name="P1"><text:span text:style-name="T4"><text:s text:c="21"/></text:span><text:span text:style-name="T4">l1_penalty=L1_PENALTY, learning_rate=LEARNING_RATE,</text:span></text:p>
          <text:p text:style-name="P1"><text:span text:style-name="T4"><text:s text:c="21"/></text:span><text:span text:style-name="T4">max_iter=MAX_ITER, probability_threshold=PROBABILITY_THRESHOLD)</text:span></text:p>
          <text:p text:style-name="P1"><text:span text:style-name="T4"><text:s text:c="4"/></text:span><text:span text:style-name="T4">learning_model.train(x_train, y_train, print_loss=print_loss, </text:span><text:span text:style-name="T4"><text:tab/></text:span><text:span text:style-name="T4"><text:tab/></text:span><text:span text:style-name="T4"><text:tab/></text:span><text:span text:style-name="T4"><text:tab/></text:span><text:span text:style-name="T15">#training</text:span></text:p>
          <text:p text:style-name="P1"><text:span text:style-name="T4"><text:s text:c="25"/></text:span><text:span text:style-name="T4">print_loss_interval=print_loss_interval)</text:span></text:p>
          <text:p text:style-name="P1"><text:span text:style-name="T4"><text:s text:c="4"/></text:span><text:span text:style-name="T4">learning_model.write_to_file(learning_model_object_filename) </text:span><text:span text:style-name="T4"><text:tab/></text:span><text:span text:style-name="T4"><text:tab/></text:span><text:span text:style-name="T4"><text:tab/></text:span><text:span text:style-name="T4"><text:tab/></text:span><text:span text:style-name="T15">#save to pickle</text:span></text:p>
          <text:p text:style-name="P1"><text:span text:style-name="T15"/></text:p>
          <text:p text:style-name="P1"><text:span text:style-name="T16">(in main.py)</text:span></text:p>
          <text:p text:style-name="P1"><text:span text:style-name="T9">learner.build_model(x, y, 1.0, "learning_model.p", print_loss=True)</text:span></text:p>
          <text:p text:style-name="P1"><text:span text:style-name="T9"/></text:p>
          <text:p text:style-name="P3"><text:span text:style-name="T21"/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6" draw:id="id16" draw:layer="layout" svg:width="10.16cm" svg:height="2.54cm" svg:x="2.032cm" svg:y="2.032cm">
          <text:p text:style-name="P1"><text:span text:style-name="T12">Input parameters for logistic regression:</text:span></text:p>
          <text:p text:style-name="P1"><text:span text:style-name="T9">RESIDUAL_EPS = 1.0e-5</text:span><text:span text:style-name="T9"><text:line-break/></text:span><text:span text:style-name="T9">L1_PENALTY = 1.0e-3</text:span><text:span text:style-name="T9"><text:line-break/></text:span><text:span text:style-name="T9">LEARNING_RATE = 1.0e-1</text:span><text:span text:style-name="T9"><text:line-break/></text:span><text:span text:style-name="T9">MAX_ITER = 2E5</text:span></text:p>
          <text:p text:style-name="P1"><text:span text:style-name="T9">PROBABILITY_THRESHOLD = 0.5</text:span></text:p>
          <draw:enhanced-geometry svg:viewBox="0 0 21600 21600" draw:glue-points="?f6 0 10800 ?f8 ?f11 10800 ?f9 21600 10800 ?f10 ?f5 10800" draw:text-areas="?f3 ?f3 ?f4 ?f4" draw:type="parallelogram" draw:modifiers="1611.337466784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4.097cm" svg:y1="1.55cm" svg:x2="14.097cm" svg:y2="5.334cm" draw:start-shape="id14" draw:start-glue-point="1" draw:end-shape="id15" draw:end-glue-point="0" svg:d="M14097 1550v3784" svg:viewBox="0 0 1 3785">
          <text:p/>
        </draw:connector>
        <draw:connector draw:style-name="gr4" draw:text-style-name="P5" draw:layer="layout" svg:x1="2.411cm" svg:y1="3.302cm" svg:x2="2.286cm" svg:y2="9.017cm" draw:start-shape="id16" draw:start-glue-point="9" draw:end-shape="id15" draw:end-glue-point="3" svg:d="M2411 3302h-933v5715h808" svg:viewBox="0 0 934 5716">
          <text:p/>
        </draw:connector>
        <draw:custom-shape draw:style-name="gr15" draw:text-style-name="P10" xml:id="id17" draw:id="id17" draw:layer="layout" svg:width="1.016cm" svg:height="1.27cm" draw:transform="rotate (-1.5707963267949) translate (14.732cm 14.478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4.097cm" svg:y1="12.7cm" svg:x2="14.097cm" svg:y2="14.478cm" draw:start-shape="id15" draw:end-shape="id17" draw:end-glue-point="3" svg:d="M14097 12700v1778" svg:viewBox="0 0 1 1779">
          <text:p/>
        </draw:connector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8" draw:text-style-name="P7" xml:id="id19" draw:id="id19" draw:layer="layout" svg:width="24.13cm" svg:height="18.542cm" svg:x="0.508cm" svg:y="2.032cm">
          <text:p text:style-name="P3"><text:span text:style-name="T13">Predict</text:span></text:p>
          <text:p text:style-name="P3"><text:span text:style-name="T13"/></text:p>
          <text:p text:style-name="P3"><text:span text:style-name="T13">(in learner.py)</text:span></text:p>
          <text:p text:style-name="P1"><text:span text:style-name="T14">def load_model(learning_model_object_filename):</text:span><text:span text:style-name="T14"><text:tab/></text:span></text:p>
          <text:p text:style-name="P1"><text:span text:style-name="T9"><text:s text:c="4"/></text:span><text:span text:style-name="T9">learning_model = logistic_regression.LogRegL1.\</text:span></text:p>
          <text:p text:style-name="P1"><text:span text:style-name="T9"><text:tab/></text:span><text:span text:style-name="T9">load_from_file(learning_model_object_filename)</text:span><text:span text:style-name="T15">#load object of learning model</text:span></text:p>
          <text:p text:style-name="P1"><text:span text:style-name="T4"><text:s text:c="4"/></text:span><text:span text:style-name="T4">return learning_model</text:span></text:p>
          <text:p text:style-name="P3"><text:span text:style-name="T13"/></text:p>
          <text:p text:style-name="P1"><text:span text:style-name="T14">def predict(learning_model, input_row):</text:span></text:p>
          <text:p text:style-name="P1"><text:span text:style-name="T9"><text:s text:c="4"/></text:span><text:span text:style-name="T9">label_i, _ = learning_model.predict(input_row)</text:span><text:span text:style-name="T9"><text:tab/></text:span><text:span text:style-name="T15">#predict (get the label in value 0/1)</text:span></text:p>
          <text:p text:style-name="P1"><text:span text:style-name="T9"><text:s text:c="4"/></text:span><text:span text:style-name="T9">return label_i</text:span></text:p>
          <text:p text:style-name="P1"><text:span text:style-name="T9"/></text:p>
          <text:p text:style-name="P1"><text:span text:style-name="T16">(in map_util.py)</text:span></text:p>
          <text:p text:style-name="P1"><text:span text:style-name="T22">class MapUtil(object):</text:span></text:p>
          <text:p text:style-name="P1"><text:span text:style-name="T9"><text:s text:c="4"/></text:span><text:span text:style-name="T9">oversize_threshold = MAP_BBOX_OVERSIZE_THRESHOLD</text:span></text:p>
          <text:p text:style-name="P1"><text:span text:style-name="T9"/></text:p>
          <text:p text:style-name="P1"><text:span text:style-name="T9"><text:s text:c="4"/></text:span><text:span text:style-name="T9">@staticmethod</text:span></text:p>
          <text:p text:style-name="P1"><text:span text:style-name="T9"><text:s text:c="4"/></text:span><text:span text:style-name="T14">def bbox_oversize_predictor(NE_bounding_box, SW_bounding_box)</text:span><text:span text:style-name="T9">:</text:span></text:p>
          <text:p text:style-name="P1"><text:span text:style-name="T9"><text:s text:c="8"/></text:span><text:span text:style-name="T9">latitude1, longitude1 = NE_bounding_box</text:span></text:p>
          <text:p text:style-name="P1"><text:span text:style-name="T9"><text:s text:c="8"/></text:span><text:span text:style-name="T9">latitude2, longitude2 = SW_bounding_box</text:span></text:p>
          <text:p text:style-name="P1"><text:span text:style-name="T9"/></text:p>
          <text:p text:style-name="P1"><text:span text:style-name="T9"><text:s text:c="8"/></text:span><text:span text:style-name="T9">if abs(latitude1 - latitude2) &gt; MapUtil.oversize_threshold and \</text:span></text:p>
          <text:p text:style-name="P1"><text:span text:style-name="T9"><text:s text:c="11"/></text:span><text:span text:style-name="T9">abs(longitude1 - longitude2) &gt; MapUtil.oversize_threshold:</text:span></text:p>
          <text:p text:style-name="P1"><text:span text:style-name="T9"><text:s text:c="12"/></text:span><text:span text:style-name="T9">return True</text:span></text:p>
          <text:p text:style-name="P1"><text:span text:style-name="T9"><text:s text:c="8"/></text:span><text:span text:style-name="T9">else:</text:span></text:p>
          <text:p text:style-name="P1"><text:span text:style-name="T9"><text:s text:c="12"/></text:span><text:span text:style-name="T9">return False</text:span></text:p>
          <text:p text:style-name="P1"><text:span text:style-name="T9"/></text:p>
          <text:p text:style-name="P1"><text:span text:style-name="T16">(in main.py)</text:span></text:p>
          <text:p text:style-name="P1"><text:span text:style-name="T23">LABEL_OUT = ["Correct", "Incorrect"]</text:span><text:span text:style-name="T24"> <text:s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15">#label 0 = correct, label 1 = incorrect</text:span></text:p>
          <text:p text:style-name="P1"><text:span text:style-name="T9"/></text:p>
          <text:p text:style-name="P1"><text:span text:style-name="T9">learning_model = learner.load_model("learning_model.p")</text:span><text:span text:style-name="T9"><text:tab/></text:span><text:span text:style-name="T9"><text:tab/></text:span><text:span text:style-name="T9"><text:tab/></text:span><text:span text:style-name="T15">#load learning model</text:span></text:p>
          <text:p text:style-name="P1"><text:span text:style-name="T9">location_blacklist = load_location_blacklist(blacklist_object_filename)</text:span><text:span text:style-name="T9"><text:tab/></text:span><text:span text:style-name="T15">#load location blacklist object</text:span></text:p>
          <text:p text:style-name="P1"><text:span text:style-name="T9"/></text:p>
          <text:p text:style-name="P1"><text:span text:style-name="T4">preprocessor_row = preprocessor.PreprocessorRow()</text:span><text:span text:style-name="T4"><text:tab/></text:span><text:span text:style-name="T4"><text:tab/></text:span><text:span text:style-name="T4"><text:tab/></text:span><text:span text:style-name="T4"><text:tab/></text:span><text:span text:style-name="T15">#create object for pre-processing</text:span></text:p>
          <text:p text:style-name="P1"><text:span text:style-name="T4">preprocessor_row.load_location_blacklist(location_blacklist)</text:span><text:span text:style-name="T4"><text:tab/></text:span><text:span text:style-name="T4"><text:tab/></text:span><text:span text:style-name="T15">#load location blacklist object into preproccesor</text:span></text:p>
          <text:p text:style-name="P1"><text:span text:style-name="T4"/></text:p>
          <text:p text:style-name="P1"><text:span text:style-name="T4">with open("data/short_data_reorganized_for_testing.tsv") as csvfile:</text:span></text:p>
          <text:p text:style-name="P1"><text:span text:style-name="T4">reader = csv.reader(csvfile, dialect='tsv_dialect')</text:span></text:p>
          <text:p text:style-name="P1"><text:span text:style-name="T4"><text:tab/></text:span><text:span text:style-name="T4">next(reader, None) # skip the headers</text:span></text:p>
          <text:p text:style-name="P1"><text:span text:style-name="T4"><text:s text:c="5"/></text:span><text:span text:style-name="T4"><text:tab/></text:span><text:span text:style-name="T4">for row in reader:</text:span></text:p>
          <text:p text:style-name="P1"><text:span text:style-name="T25"><text:tab/></text:span><text:span text:style-name="T25"> <text:s text:c="2"/></text:span><text:span text:style-name="T25">map_bbox_oversize = map_util.MapUtil.\</text:span></text:p>
          <text:p text:style-name="P1"><text:span text:style-name="T25"><text:tab/></text:span><text:span text:style-name="T25"><text:tab/></text:span><text:span text:style-name="T25"><text:tab/></text:span><text:span text:style-name="T25">bbox_oversize_predictor(row[13], row[14])</text:span><text:span text:style-name="T25"><text:tab/></text:span><text:span text:style-name="T25"><text:tab/></text:span><text:span text:style-name="T25"><text:tab/></text:span><text:span text:style-name="T15">#check if the map bounding box is oversize</text:span></text:p>
          <text:p text:style-name="P1"><text:span text:style-name="T25"><text:s text:c="5"/></text:span><text:span text:style-name="T25"><text:tab/></text:span><text:span text:style-name="T25"> <text:s text:c="2"/></text:span></text:p>
          <text:p text:style-name="P1"><text:span text:style-name="T25"><text:tab/></text:span><text:span text:style-name="T25"> <text:s text:c="2"/></text:span><text:span text:style-name="T25">if map_bbox_oversize: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15">#if the map bounding box is oversize</text:span></text:p>
          <text:p text:style-name="P1"><text:span text:style-name="T25"><text:s text:c="9"/></text:span><text:span text:style-name="T25"><text:tab/></text:span><text:span text:style-name="T25">print "property id :", property_id, " :: prediction:", LABEL_OUT[1]</text:span></text:p>
          <text:p text:style-name="P1"><text:span text:style-name="T9"><text:tab/></text:span><text:span text:style-name="T9"> <text:s text:c="2"/></text:span><text:span text:style-name="T9">else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5">#if the map bounding box is NOT oversize</text:span></text:p>
          <text:p text:style-name="P1"><text:span text:style-name="T9"><text:tab/></text:span><text:span text:style-name="T9"> <text:s text:c="2"/></text:span><text:span text:style-name="T9"><text:tab/></text:span><text:span text:style-name="T4">property_id, xt = preprocessor_row.process_row(row)</text:span></text:p>
          <text:p text:style-name="P1"><text:span text:style-name="T4"><text:s text:c="12"/></text:span><text:span text:style-name="T4"><text:tab/></text:span><text:span text:style-name="T4">label_i = learner.predict(learning_model, xt)</text:span></text:p>
          <text:p text:style-name="P1"><text:span text:style-name="T4"><text:s text:c="12"/></text:span><text:span text:style-name="T4"><text:tab/></text:span><text:span text:style-name="T4">print "property id :", property_id, "prediction:", LABEL_OUT[label_i]</text:span></text:p>
          <text:p text:style-name="P1"><text:span text:style-name="T4"><text:s text:c="4"/></text:span></text:p>
          <text:p text:style-name="P3"><text:span text:style-name="T21"/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8" draw:id="id18" draw:layer="layout" svg:width="1.016cm" svg:height="1.27cm" draw:transform="rotate (-1.5707963267949) translate (13.208cm 0.254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2.573cm" svg:y1="1.27cm" svg:x2="12.573cm" svg:y2="2.032cm" draw:start-shape="id18" draw:start-glue-point="1" draw:end-shape="id19" draw:end-glue-point="0" svg:d="M12573 1270v762" svg:viewBox="0 0 1 763">
          <text:p/>
        </draw:connector>
        <draw:custom-shape draw:style-name="gr19" draw:text-style-name="P11" xml:id="id20" draw:id="id20" draw:layer="layout" svg:width="8.591cm" svg:height="6.096cm" svg:x="18.079cm" svg:y="3.048cm">
          <text:p text:style-name="P1"><text:span text:style-name="T1">Input data for predict:</text:span></text:p>
          <text:p text:style-name="P1"><text:span text:style-name="T2">row:0</text:span><text:span text:style-name="T2"><text:tab/></text:span><text:span text:style-name="T2">propertyId</text:span><text:span text:style-name="T2"><text:line-break/></text:span><text:span text:style-name="T2">row:1</text:span><text:span text:style-name="T2"><text:tab/></text:span><text:span text:style-name="T2">longitudeBefore</text:span><text:span text:style-name="T2"><text:line-break/></text:span><text:span text:style-name="T2">row:2</text:span><text:span text:style-name="T2"><text:tab/></text:span><text:span text:style-name="T2">latitudeBefore</text:span><text:span text:style-name="T2"><text:line-break/></text:span><text:span text:style-name="T2">row:3</text:span><text:span text:style-name="T2"><text:tab/></text:span><text:span text:style-name="T2">addressBefore</text:span><text:span text:style-name="T2"><text:line-break/></text:span><text:span text:style-name="T2">row:4</text:span><text:span text:style-name="T2"><text:tab/></text:span><text:span text:style-name="T2">addressBeforeCharLength</text:span><text:span text:style-name="T2"><text:line-break/></text:span><text:span text:style-name="T2">row:5</text:span><text:span text:style-name="T2"><text:tab/></text:span><text:span text:style-name="T2">addressBeforeContainsJalan</text:span><text:span text:style-name="T2"><text:line-break/></text:span><text:span text:style-name="T2">row:6</text:span><text:span text:style-name="T2"><text:tab/></text:span><text:span text:style-name="T2">additionalRegionBefore</text:span><text:span text:style-name="T2"><text:line-break/></text:span><text:span text:style-name="T2">row:7</text:span><text:span text:style-name="T2"><text:tab/></text:span><text:span text:style-name="T2">additionalRegionBeforeCharLength</text:span><text:span text:style-name="T2"><text:line-break/></text:span><text:span text:style-name="T2">row:8</text:span><text:span text:style-name="T2"><text:tab/></text:span><text:span text:style-name="T2">isVenueGrouped</text:span><text:span text:style-name="T2"><text:line-break/></text:span><text:span text:style-name="T2">row:9</text:span><text:span text:style-name="T2"><text:tab/></text:span><text:span text:style-name="T2">userPropertyCount</text:span><text:span text:style-name="T2"><text:line-break/></text:span><text:span text:style-name="T2">row:10</text:span><text:span text:style-name="T2"><text:tab/></text:span><text:span text:style-name="T2">userWrongProperty</text:span><text:span text:style-name="T2"><text:line-break/></text:span><text:span text:style-name="T2">row:11</text:span><text:span text:style-name="T2"><text:tab/></text:span><text:span text:style-name="T2">userReviewedProperty</text:span><text:span text:style-name="T2"><text:line-break/></text:span><text:span text:style-name="T2">row:12</text:span><text:span text:style-name="T2"><text:tab/></text:span><text:span text:style-name="T2">userCheckedProperty</text:span></text:p>
          <text:p text:style-name="P1"><text:span text:style-name="T10">Row:13 NE_boundingboxBefore</text:span><text:span text:style-name="T10"><text:line-break/></text:span><text:span text:style-name="T10">row:14 SW_boundingboxBefore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54.244473604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26.381cm" svg:y1="6.096cm" svg:x2="24.638cm" svg:y2="11.303cm" draw:start-shape="id20" draw:start-glue-point="6" draw:end-shape="id19" svg:d="M26381 6096h842v5207h-2585" svg:viewBox="0 0 2586 5208">
          <text:p/>
        </draw:connector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0:44:23.236375768</meta:creation-date>
    <dc:date>2017-07-06T10:35:10.269896348</dc:date>
    <meta:editing-duration>PT1H51M54S</meta:editing-duration>
    <meta:editing-cycles>33</meta:editing-cycles>
    <meta:generator>LibreOffice/5.3.3.2$Linux_X86_64 LibreOffice_project/30m0$Build-2</meta:generator>
    <meta:document-statistic meta:object-count="65"/>
  </office:meta>
</office:document-meta>
</file>